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3.705cm"/>
    </style:style>
    <style:style style:name="Table1.C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1509" officeooo:paragraph-rsid="001a3a63"/>
    </style:style>
    <style:style style:name="P2" style:family="paragraph" style:parent-style-name="Table_20_Contents">
      <style:paragraph-properties fo:text-align="center" style:justify-single-word="false"/>
      <style:text-properties officeooo:rsid="00171734" officeooo:paragraph-rsid="00171734"/>
    </style:style>
    <style:style style:name="P3" style:family="paragraph" style:parent-style-name="Table_20_Heading">
      <style:paragraph-properties fo:text-align="center" style:justify-single-word="false"/>
      <style:text-properties officeooo:rsid="001a3a63" officeooo:paragraph-rsid="001a3a63"/>
    </style:style>
    <style:style style:name="P4" style:family="paragraph" style:parent-style-name="Table_20_Heading">
      <style:text-properties officeooo:rsid="001a3a63" officeooo:paragraph-rsid="001a3a63"/>
    </style:style>
    <style:style style:name="P5" style:family="paragraph" style:parent-style-name="Standard">
      <style:text-properties fo:font-size="10pt" fo:font-weight="bold" officeooo:rsid="0018d960" officeooo:paragraph-rsid="001c0a9c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c9606" officeooo:paragraph-rsid="001c9606"/>
    </style:style>
    <style:style style:name="P7" style:family="paragraph" style:parent-style-name="Table_20_Contents">
      <style:text-properties officeooo:rsid="001c9606" officeooo:paragraph-rsid="001c9606"/>
    </style:style>
    <style:style style:name="P8" style:family="paragraph" style:parent-style-name="Table_20_Contents">
      <style:paragraph-properties fo:text-align="center" style:justify-single-word="false"/>
      <style:text-properties officeooo:rsid="001cd90e" officeooo:paragraph-rsid="001cd90e"/>
    </style:style>
    <style:style style:name="P9" style:family="paragraph" style:parent-style-name="Heading_20_2">
      <style:text-properties officeooo:rsid="001ce189" officeooo:paragraph-rsid="001ce189"/>
    </style:style>
    <style:style style:name="P10" style:family="paragraph">
      <style:paragraph-properties fo:text-align="center"/>
    </style:style>
    <style:style style:name="gr1" style:family="graphic">
      <style:graphic-properties draw:stroke="solid" svg:stroke-width="0.101cm" svg:stroke-color="#000000" draw:marker-start="Arrowheads_20_1" draw:marker-end="Arrowheads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draw:line text:anchor-type="paragraph" draw:z-index="0" draw:style-name="gr1" draw:text-style-name="P10" svg:x1="-0.019cm" svg:y1="1.133cm" svg:x2="17.232cm" svg:y2="1.133cm"><text:p/></draw:line>TABLE OF CONTENT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S. No.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C1" office:value-type="string">
              <text:p text:style-name="P3">Page No.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7">TITLE OF THE PROJECT</text:p>
          </table:table-cell>
          <table:table-cell table:style-name="Table1.C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INTRODUCTION AND OBJECTIVES OF THE PROJECT</text:p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>PROJECT CATEGORY</text:p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TOOLS/PLATFORM HARDWARE &amp; SOFTWARE REQUIREMENT SPECIFICATION</text:p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7">PROBLEM DEFINITION &amp; REQUIREMENT SPECIFICATION</text:p>
            <text:p text:style-name="P7">PROJECT PLANNING AND SCHEDULING</text:p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7">SCOPE OF THE SOLUTION</text:p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7">ANALYSIS</text:p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7">A COMPLETE DATABASE AND TABLES DETAIL WITH PRIMARY AND FOREIGN KEYS AND PROPER CONSTRAINTS IN THE FIELD</text:p>
          </table:table-cell>
          <table:table-cell table:style-name="Table1.C2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7">COMPLETE STRUCTURE</text:p>
          </table:table-cell>
          <table:table-cell table:style-name="Table1.C2" office:value-type="string">
            <text:p text:style-name="P2">15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7">SECURITY MECHANISMS</text:p>
          </table:table-cell>
          <table:table-cell table:style-name="Table1.C2" office:value-type="string">
            <text:p text:style-name="P2">16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7">FUTURE SCOPE &amp; ENHANCEMENT</text:p>
          </table:table-cell>
          <table:table-cell table:style-name="Table1.C2" office:value-type="string">
            <text:p text:style-name="P2">17</text:p>
          </table:table-cell>
        </table:table-row>
      </table:table>
      <text:p text:style-name="P5">(Note: - This is a live project; I am developing for an Arabian Client in (Company) Cyber Infrastructure Pvt. Ltd. I have changed the name of application due to a NDA agreemen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09:05:13.664870919</meta:creation-date>
    <meta:generator>LibreOffice/4.2.7.2$Linux_X86_64 LibreOffice_project/420m0$Build-2</meta:generator>
    <dc:date>2014-12-26T10:29:06.745922731</dc:date>
    <meta:editing-duration>PT9M</meta:editing-duration>
    <meta:editing-cycles>8</meta:editing-cycles>
    <meta:document-statistic meta:table-count="1" meta:image-count="0" meta:object-count="0" meta:page-count="1" meta:paragraph-count="39" meta:word-count="119" meta:character-count="660" meta:non-whitespace-character-count="576"/>
  </office:meta>
</office:document-meta>
</file>